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5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4" style:family="paragraph">
      <style:paragraph-properties text:enable-numbering="false"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14cm" fo:margin-right="0cm" fo:margin-top="0.246cm" fo:margin-bottom="0.123cm" fo:line-height="100%" fo:text-indent="-0.889cm" style:punctuation-wrap="hanging" style:line-break="strict"/>
      <style:text-properties fo:font-family="'DejaVu Sans'" style:font-family-generic="swiss" style:font-pitch="variable"/>
    </style:style>
    <style:style style:name="P8" style:family="paragraph">
      <style:paragraph-properties text:enable-numbering="true" fo:margin-left="0.914cm" fo:margin-right="0cm" fo:margin-top="0.246cm" fo:margin-bottom="0.123cm" fo:line-height="100%" fo:text-indent="-0.889cm" style:punctuation-wrap="hanging" style:line-break="strict"/>
      <style:text-properties fo:font-family="'DejaVu Sans'" style:font-family-generic="swiss" style:font-pitch="variable" fo:font-size="24pt" style:font-size-asian="24pt" style:font-size-complex="24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20%" fo:text-align="start" fo:text-indent="0cm"/>
    </style:style>
    <style:style style:name="P13" style:family="paragraph">
      <style:paragraph-properties fo:line-height="120%" fo:text-align="start"/>
    </style:style>
    <style:style style:name="P14" style:family="paragraph">
      <style:paragraph-properties fo:margin-left="0.914cm" fo:margin-right="0cm" fo:margin-top="0.211cm" fo:margin-bottom="0cm" fo:line-height="100%" fo:text-indent="-0.889cm"/>
      <style:text-properties fo:font-family="'DejaVu Sans'" style:font-family-generic="swiss" style:font-pitch="variable"/>
    </style:style>
    <style:style style:name="P15" style:family="paragraph">
      <style:text-properties fo:font-family="'DejaVu Sans'" style:font-family-generic="swiss" style:font-pitch="variable"/>
    </style:style>
    <style:style style:name="P16" style:family="paragraph">
      <style:paragraph-properties fo:margin-left="0cm" fo:margin-right="0cm" fo:line-height="150%" fo:text-indent="0cm">
        <style:tab-stops>
          <style:tab-stop style:position="0.343cm"/>
          <style:tab-stop style:position="1.613cm"/>
          <style:tab-stop style:position="2.271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font-family="'DejaVu Sans'" style:font-family-generic="swiss" style:font-pitch="variable"/>
    </style:style>
    <style:style style:name="P17" style:family="paragraph">
      <style:paragraph-properties fo:line-height="150%"/>
      <style:text-properties fo:font-family="'DejaVu Sans'" style:font-family-generic="swiss" style:font-pitch="variable"/>
    </style:style>
    <style:style style:name="P18" style:family="paragraph">
      <style:text-properties fo:font-size="12pt"/>
    </style:style>
    <style:style style:name="P19" style:family="paragraph">
      <style:paragraph-properties fo:margin-left="0.914cm" fo:margin-right="0cm" fo:text-indent="-0.889cm"/>
      <style:text-properties fo:font-family="'DejaVu Sans'" style:font-family-generic="swiss" style:font-pitch="variable"/>
    </style:style>
    <style:style style:name="P20" style:family="paragraph">
      <style:paragraph-properties fo:margin-left="0cm" fo:margin-right="0cm" fo:line-height="150%" fo:text-indent="0cm"/>
      <style:text-properties fo:font-family="'DejaVu Sans'" style:font-family-generic="swiss" style:font-pitch="variable"/>
    </style:style>
    <style:style style:name="P21" style:family="paragraph">
      <style:paragraph-properties fo:margin-left="0cm" fo:margin-right="0cm" fo:line-height="120%" fo:text-indent="0cm"/>
      <style:text-properties fo:font-family="'DejaVu Sans'" style:font-family-generic="swiss" style:font-pitch="variable"/>
    </style:style>
    <style:style style:name="P22" style:family="paragraph">
      <style:paragraph-properties fo:margin-left="0.914cm" fo:margin-right="0cm" fo:line-height="120%" fo:text-indent="-0.889cm"/>
      <style:text-properties fo:font-family="'DejaVu Sans'" style:font-family-generic="swiss" style:font-pitch="variable"/>
    </style:style>
    <style:style style:name="P23" style:family="paragraph">
      <style:paragraph-properties fo:line-height="120%"/>
      <style:text-properties fo:font-family="'DejaVu Sans'" style:font-family-generic="swiss" style:font-pitch="variable"/>
    </style:style>
    <style:style style:name="P24" style:family="paragraph">
      <style:paragraph-properties fo:margin-left="0cm" fo:margin-right="0cm" fo:line-height="120%" fo:text-indent="0cm"/>
      <style:text-properties fo:font-family="'DejaVu Sans'" style:font-family-generic="swiss" style:font-pitch="variable" fo:font-style="normal" style:font-style-asian="normal" style:font-style-complex="normal"/>
    </style:style>
    <style:style style:name="P25" style:family="paragraph">
      <style:paragraph-properties fo:margin-left="0.914cm" fo:margin-right="0cm" fo:line-height="100%" fo:text-indent="-0.889cm"/>
      <style:text-properties fo:font-family="'DejaVu Sans'" style:font-family-generic="swiss" style:font-pitch="variable"/>
    </style:style>
    <style:style style:name="P26" style:family="paragraph">
      <style:paragraph-properties fo:margin-left="0.914cm" fo:margin-right="0cm" fo:line-height="150%" fo:text-indent="-0.889cm"/>
      <style:text-properties fo:font-family="'DejaVu Sans'" style:font-family-generic="swiss" style:font-pitch="variable"/>
    </style:style>
    <style:style style:name="P27" style:family="paragraph">
      <style:paragraph-properties fo:margin-left="0cm" fo:margin-right="0cm" fo:margin-top="0cm" fo:margin-bottom="0cm" fo:line-height="120%" fo:text-indent="1.44cm"/>
      <style:text-properties fo:font-family="'DejaVu Sans'" style:font-family-generic="swiss" style:font-pitch="variable"/>
    </style:style>
    <style:style style:name="P28" style:family="paragraph">
      <style:paragraph-properties fo:margin-left="0cm" fo:margin-right="0cm" fo:line-height="150%" fo:text-indent="0cm"/>
      <style:text-properties fo:font-family="'DejaVu Sans'" style:font-family-generic="swiss" style:font-pitch="variable" fo:font-size="20pt" style:font-size-asian="20pt" style:font-size-complex="20pt"/>
    </style:style>
    <style:style style:name="P29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30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  <style:text-properties fo:font-family="'DejaVu Sans'" style:font-family-generic="swiss" style:font-pitch="variable"/>
    </style:style>
    <style:style style:name="T1" style:family="text">
      <style:text-properties fo:color="#000000" fo:font-size="40pt" fo:text-shadow="none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size="32pt" fo:text-shadow="none" fo:font-weight="normal" style:font-size-asian="32pt" style:font-weight-asian="normal" style:font-size-complex="32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0pt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fo:font-style="normal" fo:font-weight="normal" style:font-size-asian="10pt" style:font-size-complex="14pt"/>
    </style:style>
    <style:style style:name="T6" style:family="text">
      <style:text-properties fo:font-size="21.2000007629395pt" fo:font-style="italic" style:font-size-asian="10pt" style:font-size-complex="10pt"/>
    </style:style>
    <style:style style:name="T7" style:family="text">
      <style:text-properties fo:font-family="'DejaVu Sans'" style:font-family-generic="swiss" fo:font-size="14pt" fo:font-style="italic" style:font-size-asian="10pt" style:font-family-complex="'DejaVu Sans'" style:font-family-generic-complex="swiss" style:font-size-complex="10pt"/>
    </style:style>
    <style:style style:name="T8" style:family="text">
      <style:text-properties fo:font-family="'Times New Roman'" style:font-family-generic="roman" style:font-pitch="variable" fo:font-size="14pt" fo:font-style="italic" style:font-size-asian="10pt" style:font-size-complex="10pt"/>
    </style:style>
    <style:style style:name="T9" style:family="text">
      <style:text-properties fo:font-family="'DejaVu Sans'" style:font-family-generic="swiss" fo:font-size="14pt" fo:font-style="italic" style:font-size-asian="10pt" style:font-family-complex="'DejaVu Sans'" style:font-family-generic-complex="swiss" style:font-size-complex="14pt"/>
    </style:style>
    <style:style style:name="T10" style:family="text">
      <style:text-properties fo:font-family="'Times New Roman'" style:font-family-generic="roman" style:font-pitch="variable" fo:font-size="14pt" fo:font-style="italic" style:font-size-asian="10pt" style:font-size-complex="14pt"/>
    </style:style>
    <style:style style:name="T11" style:family="text">
      <style:text-properties fo:font-size="14pt" fo:font-style="italic" style:font-size-asian="10pt" style:font-size-complex="10pt"/>
    </style:style>
    <style:style style:name="T12" style:family="text">
      <style:text-properties fo:font-family="Courier" style:font-family-generic="modern" style:font-pitch="fixed" fo:font-size="10pt" fo:font-style="italic" style:font-size-asian="10pt" style:font-size-complex="10pt"/>
    </style:style>
    <style:style style:name="T13" style:family="text">
      <style:text-properties fo:color="#000000" fo:font-size="22pt" fo:language="en" fo:country="GB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language="en" fo:country="GB" fo:font-weight="normal" style:font-size-asian="24pt" style:font-weight-asian="normal" style:font-size-complex="24pt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'DejaVu Sans'" style:font-family-generic="swiss" style:font-pitch="variable" fo:font-size="22pt" style:font-size-asian="18pt" style:font-size-complex="18pt"/>
    </style:style>
    <style:style style:name="T17" style:family="text">
      <style:text-properties fo:color="#000000" fo:font-family="'DejaVu Sans'" style:font-family-generic="swiss" style:font-pitch="variable" fo:font-size="22pt" style:font-size-asian="18pt" style:font-size-complex="18pt"/>
    </style:style>
    <style:style style:name="T18" style:family="text">
      <style:text-properties fo:font-size="22pt" style:font-size-asian="24pt" style:font-size-complex="24pt"/>
    </style:style>
    <style:style style:name="T19" style:family="text">
      <style:text-properties fo:color="#000000" fo:font-size="22pt" fo:language="en" fo:country="US" style:font-size-asian="22pt" style:font-size-complex="22pt"/>
    </style:style>
    <style:style style:name="T20" style:family="text">
      <style:text-properties fo:color="#0000ff" fo:font-size="20pt" fo:language="en" fo:country="US" style:font-size-asian="20pt" style:font-size-complex="20pt"/>
    </style:style>
    <style:style style:name="T21" style:family="text">
      <style:text-properties fo:font-size="22pt" fo:language="en" fo:country="US" style:font-size-asian="22pt" style:font-size-complex="22pt"/>
    </style:style>
    <style:style style:name="T22" style:family="text">
      <style:text-properties fo:font-size="20pt" fo:font-weight="bold" style:font-size-asian="20pt" style:font-size-complex="20pt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0pt" fo:font-style="italic" style:font-size-asian="20pt" style:font-size-complex="20pt"/>
    </style:style>
    <style:style style:name="T27" style:family="text">
      <style:text-properties fo:color="#000000" fo:font-size="20pt" style:font-size-asian="20pt" style:font-size-complex="20pt"/>
    </style:style>
    <style:style style:name="T28" style:family="text">
      <style:text-properties fo:color="#000000" fo:font-size="22pt" fo:font-weight="bold" style:font-size-asian="22pt" style:font-size-complex="22pt"/>
    </style:style>
    <style:style style:name="T2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000000" fo:font-size="22pt" fo:font-weight="normal" style:font-size-asian="22pt" style:font-size-complex="22pt"/>
    </style:style>
    <style:style style:name="T31" style:family="text">
      <style:text-properties fo:color="#000000" fo:font-size="20pt" fo:font-weight="normal" style:font-size-asian="20pt" style:font-size-complex="20pt"/>
    </style:style>
    <style:style style:name="T32" style:family="text">
      <style:text-properties fo:font-size="20pt" fo:font-weight="normal" style:font-size-asian="20pt" style:font-size-complex="20pt"/>
    </style:style>
    <style:style style:name="T33" style:family="text">
      <style:text-properties fo:font-size="20pt" fo:font-style="italic" fo:font-weight="normal" style:font-size-asian="20pt" style:font-size-complex="20pt"/>
    </style:style>
    <style:style style:name="T34" style:family="text">
      <style:text-properties fo:font-size="22pt" fo:font-weight="bold" style:font-size-asian="22pt" style:font-size-complex="22pt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000000" style:text-outline="false" style:text-line-through-style="none" style:text-position="0% 100%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pt" style:language-asian="zxx" style:country-asian="none" style:font-style-asian="normal" style:font-weight-asian="normal" style:font-family-complex="Arial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2pt" fo:font-style="normal" fo:font-weight="normal" style:font-size-asian="24pt" style:font-style-asian="normal" style:font-size-complex="24pt" style:font-style-complex="normal"/>
    </style:style>
    <style:style style:name="T39" style:family="text">
      <style:text-properties fo:font-size="22pt" fo:font-style="normal" style:font-size-asian="24pt" style:font-style-asian="normal" style:font-size-complex="24pt" style:font-style-complex="normal"/>
    </style:style>
    <style:style style:name="T40" style:family="text">
      <style:text-properties fo:color="#000000" fo:font-size="22pt" fo:font-style="normal" fo:font-weight="normal" style:font-size-asian="24pt" style:font-style-asian="normal" style:font-size-complex="24pt" style:font-style-complex="normal"/>
    </style:style>
    <style:style style:name="T41" style:family="text">
      <style:text-properties fo:font-size="22pt" fo:font-weight="normal" style:font-size-asian="22pt" style:font-size-complex="22pt"/>
    </style:style>
    <style:style style:name="T42" style:family="text">
      <style:text-properties fo:font-size="22pt" fo:font-style="normal" fo:font-weight="normal" style:font-size-asian="22pt" style:font-size-complex="22pt"/>
    </style:style>
    <style:style style:name="T43" style:family="text">
      <style:text-properties fo:font-size="22pt" fo:font-style="italic" fo:font-weight="normal" style:font-size-asian="22pt" style:font-size-complex="22pt"/>
    </style:style>
    <style:style style:name="T44" style:family="text">
      <style:text-properties fo:font-size="22pt" fo:font-style="normal" fo:font-weight="normal" style:font-size-asian="22pt" style:font-style-asian="normal" style:font-size-complex="22pt" style:font-style-complex="normal"/>
    </style:style>
    <style:style style:name="T45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46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47" style:family="text">
      <style:text-properties fo:font-size="22pt" fo:font-style="normal" style:font-size-asian="22pt" style:font-style-asian="normal" style:font-size-complex="22pt" style:font-style-complex="normal"/>
    </style:style>
    <style:style style:name="T48" style:family="text">
      <style:text-properties fo:font-size="20pt" fo:font-style="normal" fo:font-weight="normal" style:font-size-asian="22pt" style:font-style-asian="normal" style:font-size-complex="22pt" style:font-style-complex="normal"/>
    </style:style>
    <style:style style:name="T49" style:family="text">
      <style:text-properties fo:font-size="20pt" fo:font-style="normal" style:font-size-asian="22pt" style:font-style-asian="normal" style:font-size-complex="22pt" style:font-style-complex="normal"/>
    </style:style>
    <style:style style:name="T50" style:family="text">
      <style:text-properties fo:font-size="22pt" fo:font-weight="normal" style:font-size-asian="24pt" style:font-size-complex="24pt"/>
    </style:style>
    <style:style style:name="T51" style:family="text">
      <style:text-properties fo:font-size="22pt" fo:font-style="normal" fo:font-weight="normal" style:font-size-asian="24pt" style:font-size-complex="24pt"/>
    </style:style>
    <style:style style:name="T52" style:family="text">
      <style:text-properties fo:font-size="22pt" fo:font-style="italic" fo:font-weight="normal" style:font-size-asian="24pt" style:font-size-complex="24pt"/>
    </style:style>
    <style:style style:name="T53" style:family="text">
      <style:text-properties fo:font-size="22pt" fo:font-style="normal" fo:font-weight="bold" style:font-size-asian="24pt" style:font-size-complex="24pt"/>
    </style:style>
    <style:style style:name="T54" style:family="text">
      <style:text-properties fo:font-size="22pt" fo:font-style="normal" fo:font-weight="normal" style:font-size-asian="24pt" style:font-weight-asian="normal" style:font-size-complex="24pt" style:font-weight-complex="normal"/>
    </style:style>
    <style:style style:name="T55" style:family="text">
      <style:text-properties fo:font-size="20pt" fo:font-weight="normal" style:font-size-asian="22pt" style:font-size-complex="22pt"/>
    </style:style>
    <style:style style:name="T56" style:family="text">
      <style:text-properties fo:font-size="20pt" fo:font-style="italic" fo:font-weight="normal" style:font-size-asian="22pt" style:font-size-complex="22pt"/>
    </style:style>
    <style:style style:name="T57" style:family="text">
      <style:text-properties fo:font-size="20pt" fo:font-style="italic" fo:font-weight="bold" style:font-size-asian="22pt" style:font-size-complex="22pt"/>
    </style:style>
    <style:style style:name="T58" style:family="text">
      <style:text-properties fo:font-size="20pt" fo:font-style="normal" fo:font-weight="normal" style:font-size-asian="22pt" style:font-size-complex="22pt"/>
    </style:style>
    <style:style style:name="T59" style:family="text">
      <style:text-properties fo:font-size="20pt" style:font-size-asian="22pt" style:font-size-complex="22pt"/>
    </style:style>
    <style:style style:name="T60" style:family="text">
      <style:text-properties fo:font-size="22pt" fo:font-style="normal" fo:font-weight="bold" style:font-size-asian="22pt" style:font-size-complex="22pt"/>
    </style:style>
    <style:style style:name="T61" style:family="text">
      <style:text-properties fo:font-size="22pt" fo:font-style="normal" fo:font-weight="normal" style:font-size-asian="22pt" style:font-weight-asian="normal" style:font-size-complex="22pt" style:font-weight-complex="normal"/>
    </style:style>
    <style:style style:name="T62" style:family="text">
      <style:text-properties fo:font-size="22pt" fo:font-style="normal" style:text-underline-style="none" fo:font-weight="normal" style:font-size-asian="22pt" style:font-style-asian="normal" style:font-size-complex="22pt" style:font-style-complex="normal"/>
    </style:style>
    <style:style style:name="T63" style:family="text">
      <style:text-properties fo:font-size="22pt" fo:text-shadow="none" fo:font-weight="normal" style:font-size-asian="22pt" style:font-size-complex="22pt"/>
    </style:style>
    <style:style style:name="T64" style:family="text">
      <style:text-properties fo:font-size="22pt" fo:font-style="italic" fo:text-shadow="none" fo:font-weight="normal" style:font-size-asian="22pt" style:font-size-complex="22pt"/>
    </style:style>
    <style:style style:name="T65" style:family="text">
      <style:text-properties fo:font-size="22pt" fo:font-style="normal" fo:text-shadow="none" fo:font-weight="normal" style:font-size-asian="22pt" style:font-size-complex="22pt"/>
    </style:style>
    <style:style style:name="T66" style:family="text">
      <style:text-properties fo:color="#000000" fo:font-size="20pt" style:font-size-asian="22pt" style:font-size-complex="22pt"/>
    </style:style>
    <style:style style:name="T67" style:family="text">
      <style:text-properties fo:font-size="22pt" fo:font-style="italic" style:font-size-asian="22pt" style:font-size-complex="22pt"/>
    </style:style>
    <style:style style:name="T68" style:family="text">
      <style:text-properties fo:font-size="22pt" fo:font-style="italic" style:font-size-asian="24pt" style:font-size-complex="24pt"/>
    </style:style>
    <style:style style:name="T69" style:family="text">
      <style:text-properties fo:font-size="20pt" fo:font-style="italic" style:font-size-asian="22pt" style:font-size-complex="22pt"/>
    </style:style>
    <style:style style:name="T70" style:family="text">
      <style:text-properties fo:font-size="20pt" fo:font-style="normal" style:font-size-asian="22pt" style:font-size-complex="22pt"/>
    </style:style>
    <style:style style:name="T71" style:family="text">
      <style:text-properties fo:color="#000000" fo:font-size="22pt" fo:font-style="italic" fo:font-weight="normal" style:font-size-asian="22pt" style:font-size-complex="22pt"/>
    </style:style>
    <style:style style:name="T72" style:family="text">
      <style:text-properties fo:color="#000000" fo:font-family="'DejaVu Sans'" style:font-family-generic="swiss" style:font-pitch="variable" fo:language="en" fo:country="GB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32cm" svg:height="4.567cm" svg:x="0cm" svg:y="11.249cm" presentation:class="title" presentation:user-transformed="true">
          <draw:text-box>
            <text:p text:style-name="P1"><text:span text:style-name="T1">Subversion</text:span><text:span text:style-name="T1"><text:line-break/></text:span><text:span text:style-name="T2">Սոուրս կոդի կառավարման համակարգ</text:span><text:span text:style-name="T1"><text:line-break/></text:span><text:span text:style-name="T1">(</text:span><text:span text:style-name="T2">Source code management system)</text:span></text:p>
          </draw:text-box>
        </draw:frame>
        <draw:frame presentation:style-name="pr2" draw:text-style-name="P4" draw:layer="layout" svg:width="22.4cm" svg:height="1.743cm" svg:x="5.08cm" svg:y="16.641cm">
          <draw:text-box>
            <text:p text:style-name="P3"><text:span text:style-name="T3"><text:a xlink:href="http://instigate-training-center.am/">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  <officeooo:annotation svg:x="0cm" svg:y="0cm">
          <dc:date>2014-07-11T10:23:11</dc:date>
          <text:p><text:span text:style-name="T4"><text:s/></text:span><text:span text:style-name="T5">Source code-ը տարբեր <text:s/>տեղերում <text:s/>տարբեր ձև է թարգմանվել՝ ելակետային/ելման/աղբյուրի կոդ կամ ուղղակի կոդ․ ընտրեք որ տարբերակը հարմար եք համարում</text:span></text:p>
          <text:p><text:span text:style-name="T6"><text:s/></text:span><text:span text:style-name="T7">Subversion-ը բառացի </text:span><text:span text:style-name="T8">թարգմանվում է ենթատարբերակ, բայց երևի պետք չի այստեղ թարգմանել</text:span></text:p>
          <text:p><text:span text:style-name="T8"/></text:p>
          <text:p><text:span text:style-name="T8">Որոշ սլայդներում հրամանների ֆոնտը Courier է․ թողնե՞լ</text:span></text:p>
          <text:p><text:span text:style-name="T6"><text:s/></text:span><text:span text:style-name="T7">Կախված թե տվյալ բառերի </text:span><text:span text:style-name="T8">դեպքում որն է նախընտրելի պետք է ուղղակի “replace all”հրամանով թողել տվյալ տարբերակը</text:span></text:p>
          <text:p><text:span text:style-name="T8"/></text:p>
          <text:p><text:span text:style-name="T4"><text:s/></text:span><text:span text:style-name="T9">Repository-ն՝ ռեպոզիտորիա թե </text:span><text:span text:style-name="T10">պահոց</text:span></text:p>
          <text:p><text:span text:style-name="T11"><text:s/></text:span></text:p>
          <text:p><text:span text:style-name="T7">Target-ը՝ թարգետ թե թիրախ</text:span></text:p>
          <text:p><text:span text:style-name="T7"/></text:p>
          <text:p><text:span text:style-name="T7"/></text:p>
          <text:p><text:span text:style-name="T11"><text:s/></text:span></text:p>
          <text:p><text:span text:style-name="T12"><text:s/></text:span></text:p>
        </officeooo:annotation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4">
              <text:list-item>
                <text:p text:style-name="P7"><text:span text:style-name="T13">Ներածություն</text:span></text:p>
              </text:list-item>
              <text:list-item>
                <text:p text:style-name="P7"><text:span text:style-name="T14">Օգտակար հղումներ</text:span></text:p>
              </text:list-item>
              <text:list-item>
                <text:p text:style-name="P7"><text:span text:style-name="T14">Ադմինիստրատիվ գործիք (svnadmin)</text:span></text:p>
              </text:list-item>
              <text:list-item>
                <text:p text:style-name="P7"><text:span text:style-name="T14">Server-ի գործիք (svnserve)</text:span></text:p>
              </text:list-item>
              <text:list-item>
                <text:p text:style-name="P7"><text:span text:style-name="T14">Client-ի գործիք (svn)</text:span></text:p>
              </text:list-item>
            </text:list>
          </draw:text-box>
        </draw:frame>
        <draw:frame presentation:style-name="pr5" draw:text-style-name="P9" draw:layer="layout" svg:width="28.749cm" svg:height="2.868cm" svg:x="1.599cm" svg:y="0.799cm" presentation:class="title" presentation:user-transformed="true">
          <draw:text-box>
            <text:p text:style-name="P9"><text:span text:style-name="T15">Թեմաներ 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11">Ներածություն</text:p>
          </draw:text-box>
        </draw:frame>
        <draw:frame presentation:style-name="pr8" draw:text-style-name="P13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2"><text:span text:style-name="T16">Subversion-ը կառավարում է ֆայլերը և դիրեկտորիաները ըստ </text:span><text:span text:style-name="T17">ժամանակի</text:span><text:span text:style-name="T16">։ Կենտրոնական ռեպոզիտորիայում կա Ֆայլերի ծառ։ Ռեպոզիտորիան շատ նման է սովորական ֆայլային սերվերի՝ բացառությամբ այն հանգամանքի, որ հիշում է ֆայլերում և դիրեկտորիայում երբևէ կատարված յուրաքանչյուր փոփոխություն։ Սա հնարավորություն է տալիս վերականգնել տվյալների ավելի հին տարբերակները կամ ուսումնասիրել տվյալների փոփոխման պատմությունը։</text:span></text:p>
              </text:list-item>
              <text:list-item>
                <text:p text:style-name="P12"><text:span text:style-name="T18">Subversion-ը կարող է մուտք գործել իր ռեպոզիտորիա ցանցի միջոցով, որը թույլ է տալիս օգտագործել այն տարբեր համակարգիչներից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Օգտակար հղումներ</text:p>
          </draw:text-box>
        </draw:frame>
        <draw:frame presentation:style-name="pr8" draw:text-style-name="P14" draw:layer="layout" svg:width="30cm" svg:height="13.302cm" svg:x="1cm" svg:y="4cm" presentation:class="outline" presentation:user-transformed="true">
          <draw:text-box>
            <text:list text:style-name="L4">
              <text:list-item>
                <text:p text:style-name="P14"><text:span text:style-name="T19">Subversion-ի գլխավոր էջ</text:span></text:p>
                <text:list>
                  <text:list-item>
                    <text:p text:style-name="P15"><text:span text:style-name="T20"><text:a xlink:href="http://svn.subversion.com/">http://svn.subversion.com/</text:a></text:span></text:p>
                  </text:list-item>
                </text:list>
              </text:list-item>
              <text:list-item>
                <text:p text:style-name="P14"><text:span text:style-name="T21">Subversion-ի ձեռնարկ</text:span></text:p>
                <text:list>
                  <text:list-item>
                    <text:p text:style-name="P15"><text:span text:style-name="T20"><text:a xlink:href="http://subversion.tigris.org/files/documents/15/576/svn-handbook.html">http://subversion.tigris.org/files/documents/15/576/svn-handbook.html</text:a></text:span></text:p>
                  </text:list-item>
                </text:list>
              </text:list-item>
              <text:list-item>
                <text:p text:style-name="P14"><text:span text:style-name="T21">Subversion-ի ուղեցույց</text:span></text:p>
                <text:list>
                  <text:list-item>
                    <text:p text:style-name="P15"><text:span text:style-name="T20"><text:a xlink:href="http://subversion.tigris.org/files/documents/15/177/foo.ps">http://subversion.tigris.org/files/documents/15/177/foo.ps</text:a></text:span></text:p>
                  </text:list-item>
                </text:list>
              </text:list-item>
              <text:list-item>
                <text:p text:style-name="P14"><text:span text:style-name="T21">Subversion-ի փաստաթղթերի թղթապանակ</text:span></text:p>
                <text:list>
                  <text:list-item>
                    <text:p text:style-name="P15"><text:span text:style-name="T20"><text:a xlink:href="http://subversion.tigris.org/servlets/ProjectDocumentList">http://</text:a></text:span><text:span text:style-name="T20"><text:a xlink:href="http://subversion.tigris.org/servlets/ProjectDocumentList">subversion.tigris.org/servlets/ProjectDocumentList</text:a></text:span></text:p>
                  </text:list-item>
                </text:list>
              </text:list-item>
              <text:list-item>
                <text:p text:style-name="P14"><text:span text:style-name="T21">Subversion-ի նախագծի կարգավիճակ</text:span></text:p>
                <text:list>
                  <text:list-item>
                    <text:p text:style-name="P15"><text:span text:style-name="T20"><text:a xlink:href="http://subversion.tigris.org/project_status.html">http://subversion.tigris.org/project_status.html</text:a></text:span></text:p>
                  </text:list-item>
                </text:list>
              </text:list-item>
              <text:list-item>
                <text:p text:style-name="P14"><text:span text:style-name="T21">Subversion-ի ելակետային կոդ (source code) և ներբեռնում (binary downloads)</text:span></text:p>
                <text:list>
                  <text:list-item>
                    <text:p text:style-name="P15"><text:span text:style-name="T20"><text:a xlink:href="http://subversion.tigris.org/servlets/ProjectDocumentList">http://subversion.tigris.org/servlets/ProjectDocumentList</text:a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3" draw:layer="layout" svg:width="28.749cm" svg:height="2.617cm" svg:x="1.599cm" svg:y="0.924cm" presentation:class="title" presentation:user-transformed="true">
          <draw:text-box>
            <text:p text:style-name="P3">Ադմինիստրատիվ գործիք</text:p>
          </draw:text-box>
        </draw:frame>
        <draw:frame presentation:style-name="pr8" draw:text-style-name="P16" draw:layer="layout" svg:width="30cm" svg:height="14.484cm" svg:x="1cm" svg:y="4cm" presentation:class="outline" presentation:user-transformed="true">
          <draw:text-box>
            <text:list text:style-name="L4">
              <text:list-item>
                <text:p text:style-name="P16"><text:span text:style-name="T22">Svnadmin</text:span><text:span text:style-name="T23">-ն ադմինիստրատիվ գործիք է</text:span><text:span text:style-name="T22"> </text:span><text:span text:style-name="T24"><text:s/>Subversion ռեպոզիտորիան մոնիտորինգ անելու և վերականգնելու համար։</text:span></text:p>
              </text:list-item>
              <text:list-item>
                <text:p text:style-name="P16"><text:span text:style-name="T25">Հրամաններ․</text:span></text:p>
                <text:list>
                  <text:list-item>
                    <text:p text:style-name="P15"><text:span text:style-name="T24">svnadmin create </text:span><text:span text:style-name="T26">repos_path</text:span><text:span text:style-name="T24"> – ստեղծում է նոր դատարկ ռեպոզիտորիա</text:span></text:p>
                  </text:list-item>
                  <text:list-item>
                    <text:p text:style-name="P15"><text:span text:style-name="T24">svnadmin help – oգնություն</text:span></text:p>
                  </text:list-item>
                  <text:list-item>
                    <text:p text:style-name="P15"><text:span text:style-name="T24">svnadmin hotcopy </text:span><text:span text:style-name="T26">r_p n_r_p</text:span><text:span text:style-name="T24"> – ստեղծում է ռեպոզիտորիայի պատճեն (hot copy)</text:span></text:p>
                  </text:list-item>
                </text:list>
              </text:list-item>
              <text:list-item>
                <text:p text:style-name="P15"><text:span text:style-name="T24">Ստեղծված ռեպոզիտորիան կարող է կոնֆիգուրացվել </text:span><text:span text:style-name="T27">թարմացնելով</text:span><text:span text:style-name="T24"> լռելյան կարգավորումները, որոնք պահպանված են &lt;repository&gt;/conf դիրեկտորիայում</text:span></text:p>
                <text:list>
                  <text:list-item>
                    <text:p text:style-name="P15"><text:span text:style-name="T24">svnserve.conf – պահպանում է svn մուտք գործելու կարգավորումները</text:span></text:p>
                  </text:list-item>
                  <text:list-item>
                    <text:p text:style-name="P15"><text:span text:style-name="T24">passwd – պահպանում է բազան svn-ի օգտագրծողների և համապատասխան գաղտնաբառերի մասին</text:span></text:p>
                  </text:list-item>
                  <text:list-item>
                    <text:p text:style-name="P15"><text:span text:style-name="T24">authz – <text:s/>svn օգտագործողներին տալիս է որոշակի </text:span><text:span text:style-name="T24"><text:line-break/></text:span><text:span text:style-name="T24">իրավասություններ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3" draw:layer="layout" svg:width="28.749cm" svg:height="2.617cm" svg:x="1.599cm" svg:y="0.924cm" presentation:class="title" presentation:user-transformed="true">
          <draw:text-box>
            <text:p text:style-name="P3">Server-ի գործիք</text:p>
          </draw:text-box>
        </draw:frame>
        <draw:frame presentation:style-name="pr8" draw:text-style-name="P17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7"><text:span text:style-name="T28">Svnserve-ն </text:span><text:span text:style-name="T29">սովորական ինքնուրույն աշխատող սերվերային ծրագիր է, որը գործում է որպես </text:span><text:span text:style-name="T30"><text:s/>daemon պրոցես <text:s/>'svn' ռեպոզիտորիա մուտք գործելու մեթոդ տրամադրելու համար</text:span></text:p>
              </text:list-item>
              <text:list-item>
                <text:p text:style-name="P17"><text:span text:style-name="T30">Հատկություններ</text:span></text:p>
                <text:list>
                  <text:list-item>
                    <text:p text:style-name="P15"><text:span text:style-name="T31">svnserve -d – աշխատեցնում է svnserve-ը որպես “daemon” պրոցես</text:span></text:p>
                  </text:list-item>
                  <text:list-item>
                    <text:p text:style-name="P17"><text:span text:style-name="T32">svnserve -r</text:span><text:span text:style-name="T22"> </text:span><text:span text:style-name="T33">path_to_rep</text:span><text:span text:style-name="T22"> –</text:span><text:span text:style-name="T32"> վիրտուալ root է ստեղծում svnserve-ի կողմից սպասարկվող ռեպոզիտորիաների համար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text-style-name="P18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Client-ի գործիք</text:p>
          </draw:text-box>
        </draw:frame>
        <draw:frame presentation:style-name="pr8" draw:text-style-name="P19" draw:layer="layout" svg:width="30cm" svg:height="13.723cm" svg:x="1cm" svg:y="4cm" presentation:class="outline" presentation:user-transformed="true">
          <draw:text-box>
            <text:list text:style-name="L4">
              <text:list-item>
                <text:p text:style-name="P19"><text:span text:style-name="T34">Svn-</text:span><text:span text:style-name="T35">ը</text:span><text:span text:style-name="T29"> հանդիսանում է client-ի գործիք, հրամանների տողով, </text:span><text:span text:style-name="T25">subversion-ի <text:s/>համար․</text:span></text:p>
                <text:list>
                  <text:list-item>
                    <text:p text:style-name="P15">Ստանալով օգնություն</text:p>
                  </text:list-item>
                  <text:list-item>
                    <text:p text:style-name="P15">Ապահովոլով աշխատանքային պատճեներ</text:p>
                  </text:list-item>
                  <text:list-item>
                    <text:p text:style-name="P15">Աշխատանքային պատճենի օժանդակում</text:p>
                  </text:list-item>
                  <text:list-item>
                    <text:p text:style-name="P15">Պատմության զննում</text:p>
                  </text:list-item>
                  <text:list-item>
                    <text:p text:style-name="P15">Ապահովելով ճյուղեր (branches) և tag-եր</text:p>
                  </text:list-item>
                  <text:list-item>
                    <text:p text:style-name="P15">Պահելով ֆայլի կարգավիճակի դրոշակներ (status flags)</text:p>
                  </text:list-item>
                </text:list>
              </text:list-item>
              <text:list-item>
                <text:p text:style-name="P15">Սինտաքս։ svn “command” &lt;subversion_path&gt;</text:p>
              </text:list-item>
              <text:list-item>
                <text:p text:style-name="P15">subversion կարելի է մուտք գործել հետևյալ պրոտոկոլների միջոցով՝ file, svn, http, https.</text:p>
                <text:list>
                  <text:list-item>
                    <text:p text:style-name="P15">&lt;protocol&gt;://hostname/subversion_name/path/...</text:p>
                  </text:list-item>
                </text:list>
              </text:list-item>
              <text:list-item>
                <text:p text:style-name="P15">svn-ի խմբագիրը կարող է փոխվել՝ փոխելով SVN_EDITOR/EDITOR միջավայրի փոփոխականը (environment variable):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Ստանալ օգնություն</text:p>
          </draw:text-box>
        </draw:frame>
        <draw:frame presentation:style-name="pr8" draw:text-style-name="P19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9"><text:span text:style-name="T36">svn help – ցույս է տալիս ենթահրամանների (</text:span><text:span text:style-name="T37">subcommand) </text:span><text:span text:style-name="T36">ցանկը</text:span></text:p>
              </text:list-item>
              <text:list-item>
                <text:p text:style-name="P19"><text:span text:style-name="T38">svn help subcommand</text:span><text:span text:style-name="T39"> – ցույց է տալիս </text:span><text:span text:style-name="T36">ենթահրամանների օգտագործման վերաբերյալ ինֆորմացիա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Աշխատանքային պատճեններ</text:p>
          </draw:text-box>
        </draw:frame>
        <draw:frame presentation:style-name="pr8" draw:text-style-name="P20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0"><text:span text:style-name="T40">svn mkdir “target” – անմիջապես svn-ի աշխատանքային պատճենում(working copy) <text:s/>ստեղծել “target” դիրեկտորիա։</text:span></text:p>
              </text:list-item>
              <text:list-item>
                <text:p text:style-name="P21"><text:span text:style-name="T41">svn checkout</text:span><text:span text:style-name="T34"> </text:span><text:span text:style-name="T42">[</text:span><text:span text:style-name="T43">flags</text:span><text:span text:style-name="T42">]</text:span><text:span text:style-name="T43"> URL </text:span><text:span text:style-name="T42">[</text:span><text:span text:style-name="T43">dest</text:span><text:span text:style-name="T42">]</text:span><text:span text:style-name="T43"> – </text:span><text:span text:style-name="T44">ստեղծել նոր աշխատանքային դիրեկտորիա</text:span><text:span text:style-name="T25"> </text:span><text:span text:style-name="T45">dest`</text:span><text:span text:style-name="T46"> </text:span><text:span text:style-name="T45">որպես</text:span><text:span text:style-name="T46"> </text:span><text:span text:style-name="T47">URL-ի պատճեն</text:span></text:p>
                <text:list>
                  <text:list-item>
                    <text:p text:style-name="P15"><text:span text:style-name="T48">flags: -r N</text:span><text:span text:style-name="T49"> – <text:s/>ստանալ(checkout) URL-ի N-երորդ ռեվիզիան (revision)</text:span></text:p>
                  </text:list-item>
                </text:list>
              </text:list-item>
              <text:list-item>
                <text:p text:style-name="P22"><text:span text:style-name="T50">svn update </text:span><text:span text:style-name="T51">[</text:span><text:span text:style-name="T52">flags</text:span><text:span text:style-name="T51">] [</text:span><text:span text:style-name="T52">targets...</text:span><text:span text:style-name="T51">]</text:span><text:span text:style-name="T53"> - </text:span><text:span text:style-name="T54">միավորել(merge) ռեպոզիտորիայի</text:span><text:span text:style-name="T53"> </text:span><text:span text:style-name="T54">փոփոխությունները աշխատանքային պատճենում, որտող հնարավոր է նշել կոնկրետ նպատակային(targets) ֆայլերը</text:span></text:p>
                <text:list>
                  <text:list-item>
                    <text:p text:style-name="P15"><text:span text:style-name="T55">flags:</text:span><text:span text:style-name="T55"><text:tab/></text:span><text:span text:style-name="T55">-r </text:span><text:span text:style-name="T56">N</text:span><text:span text:style-name="T57"> </text:span><text:span text:style-name="T58">– թարմացնել՝ եղած տարբերակը փոխարինելով</text:span><text:span text:style-name="T59"> </text:span><text:span text:style-name="T49">N-երորդ ռեվիզիայով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  <officeooo:annotation svg:x="0cm" svg:y="0cm">
          <dc:date>2014-07-11T10:20:51</dc:date>
          <text:p/>
        </officeooo:annotation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Աշխատանքյաին պատճեներ</text:p>
          </draw:text-box>
        </draw:frame>
        <draw:frame presentation:style-name="pr8" draw:text-style-name="P23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3"><text:span text:style-name="T41">svn commit </text:span><text:span text:style-name="T42">[</text:span><text:span text:style-name="T43">flags</text:span><text:span text:style-name="T42">] [</text:span><text:span text:style-name="T43">targets...</text:span><text:span text:style-name="T42">]</text:span><text:span text:style-name="T60">-</text:span><text:span text:style-name="T61"> ուղարկել ռեպոզիտորիայի լոկալ փոփոխությունները </text:span></text:p>
                <text:list>
                  <text:list-item>
                    <text:p text:style-name="P23"><text:span text:style-name="T56">flags</text:span></text:p>
                    <text:list>
                      <text:list-item>
                        <text:p text:style-name="P15"><text:span text:style-name="T58">-m</text:span><text:span text:style-name="T56"> message</text:span><text:span text:style-name="T57"> –</text:span><text:span text:style-name="T48"> օգտագործել message-ը որպես փոփոխությունների մատյանի գրառում </text:span></text:p>
                      </text:list-item>
                      <text:list-item>
                        <text:p text:style-name="P15"><text:span text:style-name="T58">-F </text:span><text:span text:style-name="T56">logfile</text:span><text:span text:style-name="T58"> – </text:span><text:span text:style-name="T48">օգտագործել logfile-ի կոնտենտը որպես փոփոխությունների մատյանի գրառում 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38">svn add [flags] targets... - գրառում է </text:span><text:span text:style-name="T39">target-ները ավելացնելու համար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Աշխատանքային պատճեներ</text:p>
          </draw:text-box>
        </draw:frame>
        <draw:frame presentation:style-name="pr8" draw:text-style-name="P24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1"><text:span text:style-name="T44">svn rm</text:span><text:span text:style-name="T62"> [flags] paths | URLs...- գրառում է ջնջման</text:span><text:span text:style-name="T47"> աշխատանքային պատճենի ճանապարհը կամ անմիջապես ջնջում է URL-ները</text:span></text:p>
              </text:list-item>
              <text:list-item>
                <text:p text:style-name="P21"><text:span text:style-name="T44">svn import path URL – ռեկուրսիվ կերպով</text:span><text:span text:style-name="T47"> path-ը commit է անում URL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Աշխատանքային պատճենի պահպանում</text:p>
          </draw:text-box>
        </draw:frame>
        <draw:frame presentation:style-name="pr8" draw:text-style-name="P25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5"><text:span text:style-name="T63">svn status [</text:span><text:span text:style-name="T64">flags</text:span><text:span text:style-name="T65">]</text:span><text:span text:style-name="T64"> </text:span><text:span text:style-name="T65">[</text:span><text:span text:style-name="T64">targets...</text:span><text:span text:style-name="T65">]</text:span><text:span text:style-name="T64"> </text:span><text:span text:style-name="T25">- ռեկուրսիվ կերպով ցույց է տալիս լոկալ փոփոխությունները, կարող է նշվել նաև նպատակային ֆայլերը։</text:span></text:p>
              </text:list-item>
            </text:list>
            <text:p text:style-name="P25"><text:span text:style-name="T43"><text:s text:c="2"/></text:span><text:span text:style-name="T43">flags:</text:span></text:p>
            <text:list text:continue-numbering="true" text:style-name="L4">
              <text:list-item>
                <text:list>
                  <text:list-item>
                    <text:p text:style-name="P15"><text:span text:style-name="T55">-v</text:span><text:span text:style-name="T59"> – ցույց է տալիս </text:span><text:span text:style-name="T66">ծավալուն</text:span><text:span text:style-name="T59"> <text:s/>ինֆորմացիան</text:span></text:p>
                  </text:list-item>
                  <text:list-item>
                    <text:p text:style-name="P15"><text:span text:style-name="T55">-u</text:span><text:span text:style-name="T59"> – client-ից պահանջում է ցույց տալ ինֆորմացիա աշխատանքային պատճենում եղած հին ֆայլերի վերաբերյալ, սա իրականում չի թարմացնում եղած ֆայլերը, այլ պարզապես ցույց է տալիս, թե որ ֆայլերը կթարմացվեն svn update-ն օգտագործելիս</text:span></text:p>
                  </text:list-item>
                </text:list>
              </text:list-item>
              <text:list-item>
                <text:p text:style-name="P25"><text:span text:style-name="T44">svn info [targets...]</text:span><text:span text:style-name="T42"> </text:span><text:span text:style-name="T67">-</text:span><text:span text:style-name="T47"> ցույց է տալիս svn-ի մասին կամ նշված “targets”-երի մասին ինֆորմացիան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Աշխատանքային պատճենի պահպանում</text:p>
          </draw:text-box>
        </draw:frame>
        <draw:frame presentation:style-name="pr8" draw:text-style-name="P19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9"><text:span text:style-name="T50">svn </text:span><text:span text:style-name="T41">revert </text:span><text:span text:style-name="T42">[</text:span><text:span text:style-name="T43">targets</text:span><text:span text:style-name="T42">...] - վերադաձնում է “target”-ները իրենց սկզբնական վիճակին</text:span></text:p>
              </text:list-item>
              <text:list-item>
                <text:p text:style-name="P26"><text:span text:style-name="T50">svn resolved </text:span><text:span text:style-name="T51">[</text:span><text:span text:style-name="T52">targets</text:span><text:span text:style-name="T51">...] </text:span><text:span text:style-name="T18">- ջնջում է կոնֆլիկտային target-ների հետ կապված կոնֆլիկտային ֆայլերը </text:span></text:p>
              </text:list-item>
              <text:list-item>
                <text:p text:style-name="P26"><text:span text:style-name="T50">svn cleanup </text:span><text:span text:style-name="T51">[</text:span><text:span text:style-name="T52">targets</text:span><text:span text:style-name="T51">...] </text:span><text:span text:style-name="T18">- ապաբլոկավորում և վերսկսում է target-ների անավարտ գործողությունները <text:s/>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Ուսումնասիրել պատմությունը</text:p>
          </draw:text-box>
        </draw:frame>
        <draw:frame presentation:style-name="pr8" draw:text-style-name="P22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2"><text:span text:style-name="T41">svn diff </text:span><text:span text:style-name="T42">[</text:span><text:span text:style-name="T43">flags</text:span><text:span text:style-name="T42">][</text:span><text:span text:style-name="T43">targets</text:span><text:span text:style-name="T42">][-r </text:span><text:span text:style-name="T43">N</text:span><text:span text:style-name="T42">][-r </text:span><text:span text:style-name="T43">N:M</text:span><text:span text:style-name="T42">] –</text:span><text:span text:style-name="T41"> ցույց է տալիս target-ում կատարված լոկալ փոփոխությունները</text:span></text:p>
              </text:list-item>
            </text:list>
            <text:p text:style-name="P23"><text:span text:style-name="T68"><text:s text:c="2"/></text:span><text:span text:style-name="T68">flags: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15"><text:span text:style-name="T59">-r </text:span><text:span text:style-name="T69">N</text:span><text:span text:style-name="T59"> – </text:span><text:span text:style-name="T49">համեմատում է target-ի N-որդ ռեվիզիայի հետ</text:span><text:span text:style-name="T69"> </text:span></text:p>
                      </text:list-item>
                      <text:list-item>
                        <text:p text:style-name="P15"><text:span text:style-name="T59">-r </text:span><text:span text:style-name="T69">N:M</text:span><text:span text:style-name="T59"> – </text:span><text:span text:style-name="T49">համեմատում է target-ի N և M ռեվիզիաները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50">svn log [</text:span><text:span text:style-name="T52">flags</text:span><text:span text:style-name="T51">] targets [-r </text:span><text:span text:style-name="T52">N</text:span><text:span text:style-name="T51"> [</text:span><text:span text:style-name="T52">:M</text:span><text:span text:style-name="T51">]]</text:span><text:span text:style-name="T18">- <text:s/>ցույց <text:s/>է տալիս մատյանում (log) </text:span><text:span text:style-name="T51">target-ների </text:span><text:span text:style-name="T18">հետ կապված գրառումները </text:span></text:p>
              </text:list-item>
            </text:list>
            <text:p text:style-name="P27"><text:span text:style-name="T68">flags: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15"><text:span text:style-name="T59">-r </text:span><text:span text:style-name="T69">N</text:span><text:span text:style-name="T59">[</text:span><text:span text:style-name="T70">:</text:span><text:span text:style-name="T69">M</text:span><text:span text:style-name="T59">] – ցույ</text:span><text:span text:style-name="T49">ց է տալիս մատյանի գրառումը N ռեվիզիայի կամ N:M միջակայքի հետ կապված գրառումներ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9">Ճյուղեր և tag-եր</text:p>
          </draw:text-box>
        </draw:frame>
        <draw:frame presentation:style-name="pr8" draw:text-style-name="P26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6"><text:span text:style-name="T30">svn cp </text:span><text:span text:style-name="T71">SRC DST –</text:span><text:span text:style-name="T30"> պատճենում է աշխատանքային պատճենում(working copy) մեկ <text:s/>ճանապարհը (SRC) մեկ այլ ճանապարհում (DST)</text:span></text:p>
              </text:list-item>
              <text:list-item>
                <text:p text:style-name="P26"><text:span text:style-name="T50">svn mv </text:span><text:span text:style-name="T52">SRC DST –</text:span><text:span text:style-name="T18"> տեղափոխել աշխատանքային-պատճենում կամ ռեպոզիտորիայում ճանապարհը </text:span></text:p>
              </text:list-item>
              <text:list-item>
                <text:p text:style-name="P26"><text:span text:style-name="T50">svn switch </text:span><text:span text:style-name="T52">URL [target] </text:span><text:span text:style-name="T18">-աշխատանքային պատճենի URL-ը փոխում է մեկ այլ URL-ի, կամ նույնը նշված target-ների համար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text-style-name="P3" draw:layer="layout" svg:width="28.749cm" svg:height="2.617cm" svg:x="1.599cm" svg:y="0.924cm" presentation:class="title" presentation:user-transformed="true">
          <draw:text-box>
            <text:p text:style-name="P3">Ֆայլի կարգավիճակի դրոշակներ</text:p>
          </draw:text-box>
        </draw:frame>
        <draw:frame presentation:style-name="pr8" draw:text-style-name="P26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26"><text:span text:style-name="T30">Առաջին սյունակը ցույց է տալիս, որ օբյեկտը ավելացվել, ջնջվել կամ փոփոխվել էր։</text:span></text:p>
                <text:list>
                  <text:list-item>
                    <text:p text:style-name="P17"><text:span text:style-name="T31">“</text:span><text:span text:style-name="T31">A” - օբյեկտը նախատեսված է ավելացնելու համար</text:span></text:p>
                  </text:list-item>
                  <text:list-item>
                    <text:p text:style-name="P17"><text:span text:style-name="T31">“</text:span><text:span text:style-name="T31">D” - օբյեկտը նախատեսված է ջնջելու համար</text:span></text:p>
                  </text:list-item>
                  <text:list-item>
                    <text:p text:style-name="P17"><text:span text:style-name="T31">“</text:span><text:span text:style-name="T31">M” - օբյեկտը փոփոխվել է</text:span></text:p>
                  </text:list-item>
                  <text:list-item>
                    <text:p text:style-name="P17"><text:span text:style-name="T31">“</text:span><text:span text:style-name="T31">R” - օբյեկտը փոխարինվել է ձեր աշխատաքնային պատճենում</text:span></text:p>
                    <text:list>
                      <text:list-item>
                        <text:p text:style-name="P15"><text:span text:style-name="T31">Սա նշանակում է, որ ֆայլը նախատեսված է եղել ջնջելու համար, այնուհետև նույն անունով նոր ֆայլ նախատեսվել է ավելացնել նրա փոխարեն։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text-style-name="P3" draw:layer="layout" svg:width="28.749cm" svg:height="2.617cm" svg:x="1.599cm" svg:y="0.924cm" presentation:class="title" presentation:user-transformed="true">
          <draw:text-box>
            <text:p text:style-name="P3">Ֆայլի կարգավիճակի դրոշակներ (շար․)</text:p>
          </draw:text-box>
        </draw:frame>
        <draw:frame presentation:style-name="pr8" draw:text-style-name="P28" draw:layer="layout" svg:width="30cm" svg:height="14.28cm" svg:x="1cm" svg:y="4cm" presentation:class="outline" presentation:user-transformed="true">
          <draw:text-box>
            <text:list text:style-name="L4">
              <text:list-item>
                <text:p text:style-name="P20"><text:span text:style-name="T31">“</text:span><text:span text:style-name="T31">C” - Օբյեկտի կոնտենտների հակասություն է առաջացել ռեպոզիտորիայից ստացված թարմացումների հետ։</text:span></text:p>
              </text:list-item>
              <text:list-item>
                <text:p text:style-name="P20"><text:span text:style-name="T31">“</text:span><text:span text:style-name="T31">?” - Օբյեկտը չի գտնվում տարբերակների հսկողության տակ</text:span><text:span text:style-name="T31"><text:line-break/></text:span><text:span text:style-name="T31">(not under Version Control)։</text:span></text:p>
              </text:list-item>
              <text:list-item>
                <text:p text:style-name="P20"><text:span text:style-name="T31">“</text:span><text:span text:style-name="T31">!” - Օբյեկտը բացակայում է (օր․՝ այն տեղափոխվել կամ ջնջվել է առանց svn օգտագործելու)։ Սա ցույց է տալիս նաև, որ դիրեկտորիան ամբողջական չի (ստուգումը (check-out) կամ թարմացումն (update) ընդհատվել է)։</text:span></text:p>
              </text:list-item>
              <text:list-item>
                <text:p text:style-name="P20"><text:span text:style-name="T31">“</text:span><text:span text:style-name="T31">~” - Օբյեկտի տարբերակ նշված էր որպես մեկը տեսակ (ֆայլ, դիրեկտորիա, հղում), բայց փոխարինվել է այլ տեսակի օբյեկտով։</text:span></text:p>
              </text:list-item>
            </text:list>
            <text:p text:style-name="P26"><text:span text:style-name="T31"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0">
        <office:forms form:automatic-focus="false" form:apply-design-mode="false"/>
        <draw:frame presentation:style-name="pr10" draw:text-style-name="P30" draw:layer="layout" svg:width="27.2cm" svg:height="2.8cm" svg:x="2.666cm" svg:y="10.16cm" presentation:class="title" presentation:user-transformed="true">
          <draw:text-box>
            <text:p text:style-name="P29"><text:span text:style-name="T72">Շնորհակալություն</text:span></text:p>
          </draw:text-box>
        </draw:frame>
        <presentation:notes draw:style-name="dp2">
          <draw:custom-shape draw:style-name="gr3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5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3" draw:text-style-name="MP9" draw:layer="backgroundobjects" svg:width="13.198cm" svg:height="1.243cm" svg:x="1.406cm" svg:y="18.821cm">
        <draw:text-box>
          <text:p text:style-name="MP8"><text:span text:style-name="MT3"></text:span><text:span text:style-name="MT4"> </text:span><text:span text:style-name="MT5">Ինստիգեյթ ուսումնական կենտրոն</text:span></text:p>
        </draw:text-box>
      </draw:frame>
      <draw:frame draw:style-name="Mgr5" draw:text-style-name="MP10" draw:layer="backgroundobjects" svg:width="3.423cm" svg:height="2.437cm" svg:x="27.303cm" svg:y="17.149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.423cm" svg:height="2.437cm" svg:x="27.311cm" svg:y="17.1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4cm">
        <draw:text-box>
          <text:p text:style-name="MP8"><text:span text:style-name="MT3"></text:span><text:span text:style-name="MT4"> </text:span><text:span text:style-name="MT5">Ինստիգեյթ ուսումնական կենտրոն</text:span></text:p>
        </draw:text-box>
      </draw:frame>
      <draw:frame draw:style-name="Mgr5" draw:text-style-name="MP10" draw:layer="backgroundobjects" svg:width="32.004cm" svg:height="9.144cm" svg:x="0.017cm" svg:y="0.002cm">
        <draw:image xlink:href="Pictures/10000000000003C000000149DDA4D64C.jpg" xlink:type="simple" xlink:show="embed" xlink:actuate="onLoad">
          <text:p/>
        </draw:image>
      </draw:frame>
      <draw:frame draw:style-name="Mgr5" draw:text-style-name="MP10" draw:layer="backgroundobjects" svg:width="8.563cm" svg:height="7.486cm" svg:x="11.715cm" svg:y="0.63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date>2014-07-17T16:57:11</dc:date>
    <meta:editing-cycles>303</meta:editing-cycles>
    <meta:editing-duration>PT171H49M43S</meta:editing-duration>
    <dc:creator>instigate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